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9C2000031B2890E469A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6472in" style:rel-column-width="3812*"/>
    </style:style>
    <style:style style:name="Table1.B" style:family="table-column">
      <style:table-column-properties style:column-width="2.1688in" style:rel-column-width="3123*"/>
    </style:style>
    <style:style style:name="Table1.C" style:family="table-column">
      <style:table-column-properties style:column-width="2.109in" style:rel-column-width="3037*"/>
    </style:style>
    <style:style style:name="Table1.A1" style:family="table-cell" style:data-style-name="N16100">
      <style:table-cell-properties fo:background-color="#b2b2b2" fo:padding="0in" fo:border-left="0.0007in solid #000000" fo:border-right="none" fo:border-top="0.0007in solid #000000" fo:border-bottom="none">
        <style:background-image/>
      </style:table-cell-properties>
    </style:style>
    <style:style style:name="Table1.B1" style:family="table-cell" style:data-style-name="N16100">
      <style:table-cell-properties fo:background-color="#b2b2b2" fo:padding="0in" fo:border-left="none" fo:border-right="none" fo:border-top="0.0007in solid #000000" fo:border-bottom="none">
        <style:background-image/>
      </style:table-cell-properties>
    </style:style>
    <style:style style:name="Table1.C1" style:family="table-cell" style:data-style-name="N16100">
      <style:table-cell-properties fo:background-color="#b2b2b2" fo:padding="0in" fo:border-left="none" fo:border-right="0.0007in solid #000000" fo:border-top="0.0007in solid #000000" fo:border-bottom="none">
        <style:background-image/>
      </style:table-cell-properties>
    </style:style>
    <style:style style:name="Table1.A2" style:family="table-cell" style:data-style-name="N16100">
      <style:table-cell-properties fo:background-color="#ffffff" fo:padding="0in" fo:border-left="0.0007in solid #000000" fo:border-right="none" fo:border-top="none" fo:border-bottom="none">
        <style:background-image/>
      </style:table-cell-properties>
    </style:style>
    <style:style style:name="Table1.B2" style:family="table-cell">
      <style:table-cell-properties fo:background-color="#ffffff" fo:padding="0in" fo:border="none">
        <style:background-image/>
      </style:table-cell-properties>
    </style:style>
    <style:style style:name="Table1.C2" style:family="table-cell">
      <style:table-cell-properties fo:background-color="#ffffff" fo:padding="0in" fo:border-left="none" fo:border-right="0.0007in solid #000000" fo:border-top="none" fo:border-bottom="none">
        <style:background-image/>
      </style:table-cell-properties>
    </style:style>
    <style:style style:name="Table1.B3" style:family="table-cell" style:data-style-name="N16000">
      <style:table-cell-properties fo:background-color="#ffffff" fo:padding="0in" fo:border="none">
        <style:background-image/>
      </style:table-cell-properties>
    </style:style>
    <style:style style:name="Table1.C3" style:family="table-cell" style:data-style-name="N16000">
      <style:table-cell-properties fo:background-color="#ffffff" fo:padding="0in" fo:border-left="none" fo:border-right="0.0007in solid #000000" fo:border-top="none" fo:border-bottom="none">
        <style:background-image/>
      </style:table-cell-properties>
    </style:style>
    <style:style style:name="Table1.A4" style:family="table-cell" style:data-style-name="N16100">
      <style:table-cell-properties fo:background-color="#ffffff" fo:padding="0in" fo:border-left="0.0007in solid #000000" fo:border-right="none" fo:border-top="none" fo:border-bottom="0.0007in solid #000000">
        <style:background-image/>
      </style:table-cell-properties>
    </style:style>
    <style:style style:name="Table1.B4" style:family="table-cell" style:data-style-name="N16000">
      <style:table-cell-properties fo:background-color="#ffffff" fo:padding="0in" fo:border-left="none" fo:border-right="none" fo:border-top="none" fo:border-bottom="0.0007in solid #000000">
        <style:background-image/>
      </style:table-cell-properties>
    </style:style>
    <style:style style:name="Table1.C4" style:family="table-cell" style:data-style-name="N16000">
      <style:table-cell-properties fo:background-color="#ffffff" fo:padding="0in" fo:border-left="none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Text_20_body">
      <style:paragraph-properties fo:margin-top="0.1665in" fo:margin-bottom="0.0835in"/>
      <style:text-properties fo:language="pt" fo:country="PT"/>
    </style:style>
    <style:style style:name="P2" style:family="paragraph" style:parent-style-name="Text_20_body">
      <style:text-properties fo:language="pt" fo:country="PT"/>
    </style:style>
    <style:style style:name="P3" style:family="paragraph" style:parent-style-name="Text_20_body" style:list-style-name="L1">
      <style:text-properties fo:language="pt" fo:country="PT"/>
    </style:style>
    <style:style style:name="P4" style:family="paragraph" style:parent-style-name="Text_20_body" style:list-style-name="L2">
      <style:text-properties fo:language="pt" fo:country="PT"/>
    </style:style>
    <style:style style:name="P5" style:family="paragraph" style:parent-style-name="Standard">
      <style:text-properties fo:language="pt" fo:country="PT"/>
    </style:style>
    <style:style style:name="P6" style:family="paragraph" style:parent-style-name="Heading_20_3">
      <style:text-properties fo:language="pt" fo:country="PT"/>
    </style:style>
    <style:style style:name="P7" style:family="paragraph" style:parent-style-name="Heading_20_2">
      <style:text-properties fo:language="pt" fo:country="PT"/>
    </style:style>
    <style:style style:name="P8" style:family="paragraph" style:parent-style-name="Heading_20_2">
      <style:paragraph-properties fo:margin-top="0.1665in" fo:margin-bottom="0.0835in" fo:keep-with-next="always"/>
      <style:text-properties fo:language="pt" fo:country="PT"/>
    </style:style>
    <style:style style:name="P9" style:family="paragraph" style:parent-style-name="Heading_20_2">
      <style:paragraph-properties fo:margin-top="0.1665in" fo:margin-bottom="0.0835in"/>
      <style:text-properties fo:language="pt" fo:country="PT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language="pt" fo:country="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font-name="Thorndale" fo:font-size="12pt" fo:language="pt" fo:country="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font-name="Thorndale" fo:font-size="12pt" fo:language="pt" fo:country="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left="0.9846in" fo:margin-right="0in" fo:text-align="start" style:justify-single-word="false" fo:text-indent="0in" style:auto-text-indent="false"/>
      <style:text-properties fo:color="#000000" style:text-outline="false" style:text-line-through-style="none" style:font-name="Thorndale" fo:font-size="12pt" fo:language="pt" fo:country="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Thorndale" fo:font-size="12pt" fo:language="pt" fo:country="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T1" style:family="text">
      <style:text-properties style:font-name="Arial" style:font-name-asian="Microsoft YaHei" style:font-name-complex="Mangal"/>
    </style:style>
    <style:style style:name="T2" style:family="text">
      <style:text-properties style:font-name="Arial" fo:language="pt" fo:country="PT" style:font-name-asian="Microsoft YaHei" style:font-name-complex="Mangal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16000" number:language="en" number:country="US">
      <number:number number:min-integer-digits="1"/>
    </number:number-style>
    <number:text-style style:name="N16100" number:language="en" number:country="U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h text:style-name="P7" text:outline-level="2">Introdução </text:h>
      <text:p text:style-name="P5"/>
      <text:h text:style-name="P8" text:outline-level="2">Exercício 1</text:h>
      <text:p text:style-name="P5"/>
      <text:h text:style-name="P8" text:outline-level="2">Exercício 2</text:h>
      <text:p text:style-name="P1"><draw:frame draw:style-name="fr1" draw:name="graphics1" text:anchor-type="as-char" svg:width="7.2681in" svg:height="3.4165in" draw:z-index="0"><draw:image xlink:href="Pictures/20000007000069C2000031B2890E469A.wmf" xlink:type="simple" xlink:show="embed" xlink:actuate="onLoad"/></draw:frame></text:p>
      <text:h text:style-name="P6" text:outline-level="3">Contexto</text:h>
      <text:p text:style-name="P2">O contexto ao início do exercício era caracterizado de acordo com a tabela abaixo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float" office:value="0">
              <text:p text:style-name="P14">SEDE</text:p>
            </table:table-cell>
            <table:table-cell table:style-name="Table1.B1" office:value-type="float" office:value="0">
              <text:p text:style-name="P14">CVVC (loja crianças)</text:p>
            </table:table-cell>
            <table:table-cell table:style-name="Table1.C1" office:value-type="float" office:value="0">
              <text:p text:style-name="P14">CVVD (loja desportistas)</text:p>
            </table:table-cell>
          </table:table-row>
        </table:table-header-rows>
        <table:table-row>
          <table:table-cell table:style-name="Table1.A2" office:value-type="float" office:value="0">
            <text:p text:style-name="P10">Tabelas:</text:p>
            <text:p text:style-name="P11">fornecedor</text:p>
            <text:p text:style-name="P11">produtos</text:p>
            <text:p text:style-name="P11">produtosEncomendados</text:p>
            <text:p text:style-name="P12"/>
            <text:p text:style-name="P12"/>
            <text:p text:style-name="P12"/>
            <text:p text:style-name="P12">Sinónimos:</text:p>
            <text:p text:style-name="P11">produtoCrianca</text:p>
            <text:p text:style-name="P11">produtoDesporto</text:p>
          </table:table-cell>
          <table:table-cell table:style-name="Table1.B2" office:value-type="string">
            <text:p text:style-name="P10">Tabelas:</text:p>
            <text:p text:style-name="P11">produto</text:p>
          </table:table-cell>
          <table:table-cell table:style-name="Table1.C2" office:value-type="string">
            <text:p text:style-name="P10">Tabelas:</text:p>
            <text:p text:style-name="P11">produto</text:p>
          </table:table-cell>
        </table:table-row>
        <table:table-row>
          <table:table-cell table:style-name="Table1.A2" office:value-type="float" office:value="0">
            <text:p text:style-name="P12">Vistas:</text:p>
            <text:p text:style-name="P11">Produto</text:p>
            <text:p text:style-name="P13"><text:soft-page-break/>trgUpd_ViewProduto</text:p>
          </table:table-cell>
          <table:table-cell table:style-name="Table1.B3">
            <text:p text:style-name="P10"/>
          </table:table-cell>
          <table:table-cell table:style-name="Table1.C3">
            <text:p text:style-name="P10"/>
          </table:table-cell>
        </table:table-row>
        <table:table-row>
          <table:table-cell table:style-name="Table1.A4" office:value-type="float" office:value="0">
            <text:p text:style-name="P12">Procedimentos</text:p>
            <text:p text:style-name="P11">insereProduto</text:p>
            <text:p text:style-name="P11">deleteProduto</text:p>
            <text:p text:style-name="P11">encomendarProduto</text:p>
            <text:p text:style-name="P11">receberProduto</text:p>
            <text:p text:style-name="P11">produtoAlteraTipo</text:p>
            <text:p text:style-name="P11"/>
          </table:table-cell>
          <table:table-cell table:style-name="Table1.B4">
            <text:p text:style-name="P10"/>
          </table:table-cell>
          <table:table-cell table:style-name="Table1.C4">
            <text:p text:style-name="P10"/>
          </table:table-cell>
        </table:table-row>
      </table:table>
      <text:h text:style-name="P6" text:outline-level="3"/>
      <text:h text:style-name="P6" text:outline-level="3">Alínea a) </text:h>
      <text:h text:style-name="P6" text:outline-level="3">Objetivo</text:h>
      <text:p text:style-name="P2">Esta alínea do exercício tinha por objetivo a migração temporária das vendas da loja de desportistas (CVVD) para a loja de crianças (CVVC). </text:p>
      <text:p text:style-name="P2">O ponto determinante aqui é o ser temporário, o que implica a escolha de uma solução que seja também facilmente reversível. </text:p>
      <text:p text:style-name="P2">Não temos informação sobre os programas de vendas usados nas lojas, mas parece razoável assumir que, com base num código de barras (por exemplo) obtêm a identificação do produto, que permite aceder à tabela, obter ou confirmar o preço e actualizar o stock. Nesse caso era importante continuar a fornecer ao programa um “objeto” da base de dados que tivesse agora todos os produtos à venda na loja. Esse novo “objeto” seria uma view em substituição da tabela de produtos usada até então.</text:p>
      <text:h text:style-name="P6" text:outline-level="3">Implementação</text:h>
      <text:p text:style-name="P2">Esta <text:s/>implementação implicava uma indisponibilidade temporária da venda de produtos de vestuário para Desportistas e de Crinaças passou por:</text:p>
      <text:list xml:id="list8713404952626663672" text:style-name="L1">
        <text:list-item>
          <text:p text:style-name="P3">criar na base de dados do CVVC uma tabela com os produtos para desportitas que estava em CVVD;</text:p>
        </text:list-item>
        <text:list-item>
          <text:p text:style-name="P3">criar uma nova Vista para juntar as 2 tabelas numa visão única para os programas das lojas;</text:p>
        </text:list-item>
        <text:list-item>
          <text:p text:style-name="P3">alterar os sinonimos na sede para apontarem para as novas tabelas e localizações.</text:p>
        </text:list-item>
      </text:list>
      <text:p text:style-name="P2"><text:span text:style-name="T1">O código que implementamos para este exercicio é ativado a partir de um ficheiro de batch que evoca cada uma das alterações realizadas e é composto pelos seguintes ficheiros:</text:span></text:p>
      <text:list xml:id="list2368850059823564765" text:style-name="L2">
        <text:list-item>
          <text:p text:style-name="P4"><text:span text:style-name="T1">02.a.run.sql <text:tab/><text:tab/>-</text:span></text:p>
        </text:list-item>
        <text:list-item>
          <text:p text:style-name="P4"><text:span text:style-name="T1">02.a.0-CREATE-SEDE-Desp Temp-At-CVCr.sql<text:tab/>-</text:span></text:p>
        </text:list-item>
        <text:list-item>
          <text:p text:style-name="P4"><text:span text:style-name="T1">02.a.1-Copy-Sede-ProdutoDesp-CVCr.ProdutoDespTemp.sql</text:span></text:p>
        </text:list-item>
        <text:list-item>
          <text:p text:style-name="P4"><text:span text:style-name="T1">02.a.2-CREATE-Sede-Synonym</text:span></text:p>
        </text:list-item>
        <text:list-item>
          <text:p text:style-name="P4"><text:span text:style-name="T1">02.a.3-CREATE-Sede-Produto-View-Trig</text:span></text:p>
        </text:list-item>
        <text:list-item>
          <text:p text:style-name="P4"><text:span text:style-name="T1">02.a.4-TEST-CVCr</text:span></text:p>
        </text:list-item>
        <text:list-item>
          <text:p text:style-name="P4"><text:soft-page-break/><text:span text:style-name="T1">02.a.5-SEDE-Revert</text:span></text:p>
        </text:list-item>
      </text:list>
      <text:h text:style-name="P6" text:outline-level="3"><text:span text:style-name="T1">Conclusões</text:span></text:h>
      <text:p text:style-name="P2"><text:span text:style-name="T1">A solução implementada envolve apenas atividade de administração de base de dados (DBA), não necessitando de alterações aos programas usados na sede e na loja.</text:span></text:p>
      <text:p text:style-name="P2"><text:span text:style-name="T1">As alterações realizadas tiveram impato apenas no “Esquema de Distribuição” e o uso de sinónimos para as tabelas remotas permitiu ter indepêndencia face à sua localzação.</text:span></text:p>
      <text:p text:style-name="P2"><text:span text:style-name="T1"/></text:p>
      <text:h text:style-name="P9" text:outline-level="2"><text:span text:style-name="T1">Exercício</text:span> 3</text:h>
      <text:p text:style-name="P5"/>
      <text:p text:style-name="P5"/>
      <text:h text:style-name="P8" text:outline-level="2"><text:span text:style-name="T1">Conclusões</text:span> Gerai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co Ferreira</meta:initial-creator>
    <meta:creation-date>2013-11-03T09:01:36.45</meta:creation-date>
    <dc:date>2013-11-03T10:12:26.14</dc:date>
    <dc:creator>Frederico Ferreira</dc:creator>
    <meta:editing-duration>PT55M37S</meta:editing-duration>
    <meta:editing-cycles>3</meta:editing-cycles>
    <meta:generator>OpenOffice/4.0.0$Win32 OpenOffice.org_project/400m3$Build-9702</meta:generator>
    <meta:document-statistic meta:table-count="1" meta:image-count="1" meta:object-count="0" meta:page-count="3" meta:paragraph-count="52" meta:word-count="350" meta:character-count="2351"/>
  </office:meta>
</office:document-meta>
</file>